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2" style:family="paragraph" style:parent-style-name="Standard">
      <style:paragraph-properties fo:margin-top="0cm" fo:margin-bottom="0.499cm" style:contextual-spacing="false"/>
      <style:text-properties fo:background-color="#1f1f1f"/>
    </style:style>
    <style:style style:name="P3" style:family="paragraph" style:parent-style-name="Standard">
      <style:text-properties fo:background-color="#1f1f1f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6a9955" loext:opacity="100%" fo:background-color="#1f1f1f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ce9178" loext:opacity="100%" fo:background-color="#1f1f1f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143888" officeooo:paragraph-rsid="00143888" fo:background-color="#1f1f1f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143888" officeooo:paragraph-rsid="0014a900" fo:background-color="#1f1f1f"/>
    </style:style>
    <style:style style:name="T1" style:family="text">
      <style:text-properties fo:color="#d4d4d4" loext:opacity="100%"/>
    </style:style>
    <style:style style:name="T2" style:family="text">
      <style:text-properties fo:color="#d4d4d4" loext:opacity="100%" officeooo:rsid="0014a900"/>
    </style:style>
    <style:style style:name="T3" style:family="text">
      <style:text-properties fo:color="#cccccc" loext:opacity="100%"/>
    </style:style>
    <style:style style:name="T4" style:family="text">
      <style:text-properties fo:color="#4fc1ff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4ec9b0" loext:opacity="100%"/>
    </style:style>
    <style:style style:name="T8" style:family="text">
      <style:text-properties fo:color="#c8c8c8" loext:opacity="100%"/>
    </style:style>
    <style:style style:name="T9" style:family="text">
      <style:text-properties fo:color="#569cd6" loext:opacity="100%"/>
    </style:style>
    <style:style style:name="T10" style:family="text">
      <style:text-properties fo:color="#ce9178" loext:opacity="100%"/>
    </style:style>
    <style:style style:name="T11" style:family="text">
      <style:text-properties fo:color="#6a9955" loext:opacity="100%"/>
    </style:style>
    <style:style style:name="T12" style:family="text">
      <style:text-properties fo:color="#c586c0" loext:opacity="100%"/>
    </style:style>
    <style:style style:name="T13" style:family="text">
      <style:text-properties fo:color="#b5cea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Bei Minute 5 starten: </text:span></text:p>
      <text:p text:style-name="P9"><text:span text:style-name="T1">https://developer-akademie.teachable.com/courses/modul-7/lectures/33618871</text:span></text:p>
      <text:p text:style-name="P8"><text:span text:style-name="T1"/></text:p>
      <text:p text:style-name="P8"><text:span text:style-name="T1"/></text:p>
      <text:p text:style-name="P8"><text:span text:style-name="T1">Ich kann den Inhalt löschen. Wie lösche ich die ganze Karte?</text:span></text:p>
      <text:p text:style-name="P8"><text:span text:style-name="T1"/></text:p>
      <text:p text:style-name="P8"><text:span text:style-name="T1">Bei mir speichert es immer im local storage. Selbst wenn ich den Tab schließe.</text:span></text:p>
      <text:p text:style-name="P1"><text:span text:style-name="T1"/></text:p>
      <text:p text:style-name="P1"><text:span text:style-name="T1">!!!!!!!!!!!!!!!!!!!!</text:span><text:span text:style-name="T3"> </text:span><text:span text:style-name="T4">HIER</text:span><text:span text:style-name="T3"> </text:span><text:span text:style-name="T5">weitermachen</text:span><text:span text:style-name="T1">!</text:span><text:span text:style-name="T3"> </text:span><text:span text:style-name="T5">Die</text:span><text:span text:style-name="T3"> </text:span><text:span text:style-name="T5">Funktion</text:span><text:span text:style-name="T3"> </text:span><text:span text:style-name="T6">deleteCard</text:span><text:span text:style-name="T3"> </text:span><text:span text:style-name="T5">löscht</text:span><text:span text:style-name="T3"> </text:span><text:span text:style-name="T5">den</text:span><text:span text:style-name="T3"> </text:span><text:span text:style-name="T7">Text</text:span><text:span text:style-name="T3"> </text:span><text:span text:style-name="T5">und</text:span><text:span text:style-name="T3"> </text:span><text:span text:style-name="T5">die</text:span><text:span text:style-name="T3"> </text:span><text:span text:style-name="T5">Sachen</text:span><text:span text:style-name="T3"> </text:span><text:span text:style-name="T5">im</text:span><text:span text:style-name="T3"> </text:span><text:span text:style-name="T7">Array</text:span><text:span text:style-name="T3"> </text:span><text:span text:style-name="T5">erfolgreich</text:span><text:span text:style-name="T3">. </text:span><text:span text:style-name="T5">Aber</text:span><text:span text:style-name="T3"> </text:span><text:span text:style-name="T5">es</text:span><text:span text:style-name="T3"> </text:span><text:span text:style-name="T5">soll</text:span><text:span text:style-name="T3"> </text:span><text:span text:style-name="T5">natülich</text:span><text:span text:style-name="T3"> </text:span><text:span text:style-name="T5">die</text:span><text:span text:style-name="T3"> </text:span><text:span text:style-name="T5">ganze</text:span><text:span text:style-name="T3"> </text:span><text:span text:style-name="T5">entsprechende</text:span><text:span text:style-name="T3"> </text:span><text:span text:style-name="T5">Karte</text:span><text:span text:style-name="T3"> </text:span><text:span text:style-name="T5">gelöscht</text:span><text:span text:style-name="T3"> </text:span><text:span text:style-name="T5">werden</text:span><text:span text:style-name="T3">. </text:span><text:span text:style-name="T5">Wie</text:span><text:span text:style-name="T3"> </text:span><text:span text:style-name="T5">das</text:span><text:span text:style-name="T3"> </text:span><text:span text:style-name="T5">geht</text:span><text:span text:style-name="T3">, </text:span><text:span text:style-name="T5">können</text:span><text:span text:style-name="T3"> </text:span><text:span text:style-name="T5">wir</text:span><text:span text:style-name="T3"> </text:span><text:span text:style-name="T5">jetZT</text:span><text:span text:style-name="T3"> </text:span><text:span text:style-name="T5">gucken</text:span><text:span text:style-name="T3">.</text:span></text:p>
      <text:p text:style-name="P1"><text:span text:style-name="T8">Danach</text:span><text:span text:style-name="T3">: </text:span><text:span text:style-name="T5">Im</text:span><text:span text:style-name="T3"> </text:span><text:span text:style-name="T5">lokalen</text:span><text:span text:style-name="T3"> </text:span><text:span text:style-name="T5">Speicher</text:span><text:span text:style-name="T3"> </text:span><text:span text:style-name="T5">speichern</text:span><text:span text:style-name="T3">.</text:span></text:p>
      <text:p text:style-name="Standard"/>
      <text:p text:style-name="P1"><text:span text:style-name="T9">let</text:span><text:span text:style-name="T3"> </text:span><text:span text:style-name="T5">titles</text:span><text:span text:style-name="T3"> </text:span><text:span text:style-name="T1">=</text:span><text:span text:style-name="T3"> [];</text:span></text:p>
      <text:p text:style-name="P1"><text:span text:style-name="T9">let</text:span><text:span text:style-name="T3"> </text:span><text:span text:style-name="T5">notes</text:span><text:span text:style-name="T3"> </text:span><text:span text:style-name="T1">=</text:span><text:span text:style-name="T3"> [];</text:span></text:p>
      <text:p text:style-name="P4">// let deletedCards = [];</text:p>
      <text:p text:style-name="Standard"/>
      <text:p text:style-name="P1"><text:span text:style-name="T9">function</text:span><text:span text:style-name="T3"> </text:span><text:span text:style-name="T6">renderCards</text:span><text:span text:style-name="T3">() {</text:span></text:p>
      <text:p text:style-name="P1"><text:span text:style-name="T3">  </text:span><text:span text:style-name="T5">document</text:span><text:span text:style-name="T3">.</text:span><text:span text:style-name="T6">getElementById</text:span><text:span text:style-name="T3">(</text:span><text:span text:style-name="T10">"notesContainer"</text:span><text:span text:style-name="T3">).</text:span><text:span text:style-name="T5">innerHTML</text:span><text:span text:style-name="T3"> </text:span><text:span text:style-name="T1">=</text:span><text:span text:style-name="T3"> </text:span><text:span text:style-name="T10">""</text:span><text:span text:style-name="T3">;</text:span></text:p>
      <text:p text:style-name="Standard"/>
      <text:p text:style-name="P1"><text:span text:style-name="T3">  </text:span><text:span text:style-name="T6">addToArrayTitles</text:span><text:span text:style-name="T3">();</text:span></text:p>
      <text:p text:style-name="Standard"/>
      <text:p text:style-name="P1"><text:span text:style-name="T3">  </text:span><text:span text:style-name="T6">addToArrayNotes</text:span><text:span text:style-name="T3">();</text:span></text:p>
      <text:p text:style-name="Standard"/>
      <text:p text:style-name="P1"><text:span text:style-name="T3">  </text:span><text:span text:style-name="T11">// let title = document.getElementById("inputTitle").value;</text:span></text:p>
      <text:p text:style-name="P1"><text:span text:style-name="T3">  </text:span><text:span text:style-name="T11">// let note = document.getElementById("inputNote").value;</text:span></text:p>
      <text:p text:style-name="Standard"/>
      <text:p text:style-name="P1"><text:span text:style-name="T3">  </text:span><text:span text:style-name="T12">for</text:span><text:span text:style-name="T3"> (</text:span><text:span text:style-name="T9">let</text:span><text:span text:style-name="T3"> </text:span><text:span text:style-name="T5">i</text:span><text:span text:style-name="T3"> </text:span><text:span text:style-name="T1">=</text:span><text:span text:style-name="T3"> </text:span><text:span text:style-name="T13">0</text:span><text:span text:style-name="T3">; </text:span><text:span text:style-name="T5">i</text:span><text:span text:style-name="T3"> </text:span><text:span text:style-name="T1">&lt;</text:span><text:span text:style-name="T3"> </text:span><text:span text:style-name="T5">titles</text:span><text:span text:style-name="T3">.</text:span><text:span text:style-name="T5">length</text:span><text:span text:style-name="T3">; </text:span><text:span text:style-name="T5">i</text:span><text:span text:style-name="T1">++</text:span><text:span text:style-name="T3">) {</text:span></text:p>
      <text:p text:style-name="P1"><text:span text:style-name="T3">    </text:span><text:span text:style-name="T5">document</text:span><text:span text:style-name="T3">.</text:span><text:span text:style-name="T6">getElementById</text:span><text:span text:style-name="T3">(</text:span><text:span text:style-name="T10">"notesContainer"</text:span><text:span text:style-name="T3">).</text:span><text:span text:style-name="T5">innerHTML</text:span><text:span text:style-name="T3"> </text:span><text:span text:style-name="T1">+=</text:span><text:span text:style-name="T3"> </text:span><text:span text:style-name="T10">` &lt;div</text:span></text:p>
      <text:p text:style-name="P5">    id="noteCard"</text:p>
      <text:p text:style-name="P5">    class="note_card"</text:p>
      <text:p text:style-name="P5">  &gt;</text:p>
      <text:p text:style-name="P1"><text:span text:style-name="T10">    &lt;h2 id="title"&gt;</text:span><text:span text:style-name="T9">${</text:span><text:span text:style-name="T5">titles</text:span><text:span text:style-name="T1">[</text:span><text:span text:style-name="T5">i</text:span><text:span text:style-name="T1">]</text:span><text:span text:style-name="T9">}</text:span><text:span text:style-name="T10">&lt;/h2&gt;</text:span></text:p>
      <text:p text:style-name="P1"><text:span text:style-name="T10">    &lt;p id="note"&gt;</text:span><text:span text:style-name="T9">${</text:span><text:span text:style-name="T5">notes</text:span><text:span text:style-name="T1">[</text:span><text:span text:style-name="T5">i</text:span><text:span text:style-name="T1">]</text:span><text:span text:style-name="T9">}</text:span><text:span text:style-name="T10">&lt;/p&gt;</text:span></text:p>
      <text:p text:style-name="P1"><text:span text:style-name="T10">    &lt;button type="button" onclick="deleteCard(</text:span><text:span text:style-name="T9">${</text:span><text:span text:style-name="T5">i</text:span><text:span text:style-name="T9">}</text:span><text:span text:style-name="T10">)"&gt;Löschen&lt;/button&gt;</text:span></text:p>
      <text:p text:style-name="P1"><text:span text:style-name="T10">  &lt;/div&gt;`</text:span><text:span text:style-name="T3">;</text:span></text:p>
      <text:p text:style-name="P6">  }</text:p>
      <text:p text:style-name="Standard"/>
      <text:p text:style-name="P1"><text:span text:style-name="T3">  </text:span><text:span text:style-name="T5">document</text:span><text:span text:style-name="T3">.</text:span><text:span text:style-name="T6">getElementById</text:span><text:span text:style-name="T3">(</text:span><text:span text:style-name="T10">"inputTitle"</text:span><text:span text:style-name="T3">).</text:span><text:span text:style-name="T5">value</text:span><text:span text:style-name="T3"> </text:span><text:span text:style-name="T1">=</text:span><text:span text:style-name="T3"> </text:span><text:span text:style-name="T10">``</text:span><text:span text:style-name="T3">;</text:span></text:p>
      <text:p text:style-name="Standard"/>
      <text:p text:style-name="P1"><text:span text:style-name="T3">  </text:span><text:span text:style-name="T5">document</text:span><text:span text:style-name="T3">.</text:span><text:span text:style-name="T6">getElementById</text:span><text:span text:style-name="T3">(</text:span><text:span text:style-name="T10">"inputNote"</text:span><text:span text:style-name="T3">).</text:span><text:span text:style-name="T5">value</text:span><text:span text:style-name="T3"> </text:span><text:span text:style-name="T1">=</text:span><text:span text:style-name="T3"> </text:span><text:span text:style-name="T10">``</text:span><text:span text:style-name="T3">;</text:span></text:p>
      <text:p text:style-name="P6">}</text:p>
      <text:p text:style-name="Standard"/>
      <text:p text:style-name="P4">// function createCard() {</text:p>
      <text:p text:style-name="P4">//   let titleValue = document.getElementById("inputTitle").value;</text:p>
      <text:p text:style-name="P4">//   let noteValue = document.getElementById("inputNote").value;</text:p>
      <text:p text:style-name="Standard"/>
      <text:p text:style-name="P4">//   document.getElementById("notesContainer").innerHTML += ` &lt;div</text:p>
      <text:p text:style-name="P4">//     id="noteCard"</text:p>
      <text:p text:style-name="P4">//     class="note_card"</text:p>
      <text:p text:style-name="P4">//   &gt;</text:p>
      <text:p text:style-name="P4">//     &lt;h2 id="title"&gt;${titleValue}&lt;/h2&gt;</text:p>
      <text:p text:style-name="P4"><text:soft-page-break/>//     &lt;p id="note"&gt;${noteValue}&lt;/p&gt;</text:p>
      <text:p text:style-name="P4">//     &lt;img</text:p>
      <text:p text:style-name="P4">//       onclick="deleteCard()"</text:p>
      <text:p text:style-name="P4">//       class="float_right"</text:p>
      <text:p text:style-name="P4">//       src="img/trash.png"</text:p>
      <text:p text:style-name="P4">//       alt=""</text:p>
      <text:p text:style-name="P4">//     /&gt;</text:p>
      <text:p text:style-name="P4">//   &lt;/div&gt;`;</text:p>
      <text:p text:style-name="P4">// }</text:p>
      <text:p text:style-name="Standard"/>
      <text:p text:style-name="P1"><text:span text:style-name="T9">function</text:span><text:span text:style-name="T3"> </text:span><text:span text:style-name="T6">addToArrayTitles</text:span><text:span text:style-name="T3">() {</text:span></text:p>
      <text:p text:style-name="P1"><text:span text:style-name="T3">  </text:span><text:span text:style-name="T11">// Die Funktionen gibt es schon in Zeile 6 mit anderen Namen. Kann ich die folgende Variable dann weg lassen und die Variable in Zeile 6  einfach global definieren?</text:span></text:p>
      <text:p text:style-name="P1"><text:span text:style-name="T3">  </text:span><text:span text:style-name="T9">let</text:span><text:span text:style-name="T3"> </text:span><text:span text:style-name="T5">title</text:span><text:span text:style-name="T3"> </text:span><text:span text:style-name="T1">=</text:span><text:span text:style-name="T3"> </text:span><text:span text:style-name="T5">document</text:span><text:span text:style-name="T3">.</text:span><text:span text:style-name="T6">getElementById</text:span><text:span text:style-name="T3">(</text:span><text:span text:style-name="T10">"inputTitle"</text:span><text:span text:style-name="T3">).</text:span><text:span text:style-name="T5">value</text:span><text:span text:style-name="T3">;</text:span></text:p>
      <text:p text:style-name="P1"><text:span text:style-name="T3">  </text:span><text:span text:style-name="T11">// Array.methode(Variable);</text:span></text:p>
      <text:p text:style-name="P1"><text:span text:style-name="T3">  </text:span><text:span text:style-name="T5">titles</text:span><text:span text:style-name="T3">.</text:span><text:span text:style-name="T6">push</text:span><text:span text:style-name="T3">(</text:span><text:span text:style-name="T5">title</text:span><text:span text:style-name="T3">);</text:span></text:p>
      <text:p text:style-name="P6">}</text:p>
      <text:p text:style-name="Standard"/>
      <text:p text:style-name="P1"><text:span text:style-name="T9">function</text:span><text:span text:style-name="T3"> </text:span><text:span text:style-name="T6">addToArrayNotes</text:span><text:span text:style-name="T3">() {</text:span></text:p>
      <text:p text:style-name="P1"><text:span text:style-name="T3">  </text:span><text:span text:style-name="T11">// Die Funktionen gibt es schon in Zeile 6 mit anderen Namen. Kann ich die folgende Variable dann weg lassen und die Variable in Zeile 6  einfach global definieren?</text:span></text:p>
      <text:p text:style-name="P1"><text:span text:style-name="T3">  </text:span><text:span text:style-name="T9">let</text:span><text:span text:style-name="T3"> </text:span><text:span text:style-name="T5">note</text:span><text:span text:style-name="T3"> </text:span><text:span text:style-name="T1">=</text:span><text:span text:style-name="T3"> </text:span><text:span text:style-name="T5">document</text:span><text:span text:style-name="T3">.</text:span><text:span text:style-name="T6">getElementById</text:span><text:span text:style-name="T3">(</text:span><text:span text:style-name="T10">"inputNote"</text:span><text:span text:style-name="T3">).</text:span><text:span text:style-name="T5">value</text:span><text:span text:style-name="T3">;</text:span></text:p>
      <text:p text:style-name="P1"><text:span text:style-name="T3">  </text:span><text:span text:style-name="T11">// Array.methode(Variable);</text:span></text:p>
      <text:p text:style-name="P1"><text:span text:style-name="T3">  </text:span><text:span text:style-name="T5">notes</text:span><text:span text:style-name="T3">.</text:span><text:span text:style-name="T6">push</text:span><text:span text:style-name="T3">(</text:span><text:span text:style-name="T5">note</text:span><text:span text:style-name="T3">);</text:span></text:p>
      <text:p text:style-name="P6">}</text:p>
      <text:p text:style-name="P2"><text:line-break/></text:p>
      <text:p text:style-name="P1"><text:span text:style-name="T9">function</text:span><text:span text:style-name="T3"> </text:span><text:span text:style-name="T6">deleteCard</text:span><text:span text:style-name="T3">(</text:span><text:span text:style-name="T5">i</text:span><text:span text:style-name="T3">) {</text:span></text:p>
      <text:p text:style-name="P1"><text:span text:style-name="T3">  </text:span><text:span text:style-name="T5">titles</text:span><text:span text:style-name="T3">.</text:span><text:span text:style-name="T6">splice</text:span><text:span text:style-name="T3">([</text:span><text:span text:style-name="T5">i</text:span><text:span text:style-name="T3">], [</text:span><text:span text:style-name="T13">1</text:span><text:span text:style-name="T3">]);</text:span></text:p>
      <text:p text:style-name="P1"><text:span text:style-name="T3">  </text:span><text:span text:style-name="T5">notes</text:span><text:span text:style-name="T3">.</text:span><text:span text:style-name="T6">splice</text:span><text:span text:style-name="T3">([</text:span><text:span text:style-name="T5">i</text:span><text:span text:style-name="T3">], [</text:span><text:span text:style-name="T13">1</text:span><text:span text:style-name="T3">]);</text:span></text:p>
      <text:p text:style-name="P1"><text:span text:style-name="T3">  </text:span><text:span text:style-name="T6">renderCards</text:span><text:span text:style-name="T3">();</text:span></text:p>
      <text:p text:style-name="P6">}</text:p>
      <text:p text:style-name="Standard"/>
      <text:p text:style-name="P4">// function save() {</text:p>
      <text:p text:style-name="Standard"/>
      <text:p text:style-name="P4">// }</text:p>
      <text:p text:style-name="Standard"/>
      <text:p text:style-name="P4">// function load() {</text:p>
      <text:p text:style-name="Standard"/>
      <text:p text:style-name="P4">// }</text:p>
      <text:p text:style-name="Standard"/>
      <text:p text:style-name="P4">// function deleteCard() {</text:p>
      <text:p text:style-name="P4">//   // document.getElementById("notesContainer").innerHTML = ``;</text:p>
      <text:p text:style-name="P4">// }</text:p>
      <text:p text:style-name="Standard"/>
      <text:p text:style-name="P4">// image as delete-button</text:p>
      <text:p text:style-name="Standard"/>
      <text:p text:style-name="P4">// &lt;img</text:p>
      <text:p text:style-name="P4">//       onclick="deleteCard(${i})"</text:p>
      <text:p text:style-name="P4">//       class="float_right"</text:p>
      <text:p text:style-name="P4">//       src="img/trash.png"</text:p>
      <text:p text:style-name="P4"><text:soft-page-break/>//       alt=""</text:p>
      <text:p text:style-name="P4">//     /&gt;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5T17:57:06.960000000</meta:creation-date>
    <dc:date>2024-02-25T19:41:44.057000000</dc:date>
    <meta:editing-duration>PT1H4M24S</meta:editing-duration>
    <meta:editing-cycles>3</meta:editing-cycles>
    <meta:generator>LibreOffice/7.6.4.1$Windows_X86_64 LibreOffice_project/e19e193f88cd6c0525a17fb7a176ed8e6a3e2aa1</meta:generator>
    <meta:document-statistic meta:table-count="0" meta:image-count="0" meta:object-count="0" meta:page-count="3" meta:paragraph-count="77" meta:word-count="306" meta:character-count="2670" meta:non-whitespace-character-count="2280"/>
  </office:meta>
</office:document-meta>
</file>